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a4e2d" officeooo:paragraph-rsid="000a4e2d"/>
    </style:style>
    <style:style style:name="P2" style:family="paragraph" style:parent-style-name="Standard">
      <style:text-properties officeooo:rsid="000ccdc2" officeooo:paragraph-rsid="000ccdc2"/>
    </style:style>
    <style:style style:name="P3" style:family="paragraph" style:parent-style-name="Standard">
      <style:text-properties officeooo:rsid="000ed73a" officeooo:paragraph-rsid="000ed73a"/>
    </style:style>
    <style:style style:name="P4" style:family="paragraph" style:parent-style-name="Standard">
      <style:text-properties officeooo:rsid="00108dc9" officeooo:paragraph-rsid="00108dc9"/>
    </style:style>
    <style:style style:name="T1" style:family="text">
      <style:text-properties officeooo:rsid="000b4303"/>
    </style:style>
    <style:style style:name="T2" style:family="text">
      <style:text-properties officeooo:rsid="00108dc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achine Learning 001</text:p>
      <text:p text:style-name="P1">(Because I’m 100% not qualified to teach 101)</text:p>
      <text:p text:style-name="P1"/>
      <text:p text:style-name="P1"/>
      <text:p text:style-name="P1">Application to Hyperbola Classification</text:p>
      <text:p text:style-name="P1"/>
      <text:p text:style-name="P1"/>
      <text:p text:style-name="P1"/>
      <text:p text:style-name="P1"/>
      <text:p text:style-name="P1"/>
      <text:p text:style-name="P1"/>
      <text:p text:style-name="P1">Current Process at Sensoft</text:p>
      <text:p text:style-name="P1"/>
      <text:p text:style-name="P1">We’re able to calculate the velocity of the hyperbola</text:p>
      <text:p text:style-name="P1"/>
      <text:p text:style-name="P1">But we’re missing the first step, to identify the hyperbola.</text:p>
      <text:p text:style-name="P1"/>
      <text:p text:style-name="P1">Well that’s not too difficult, is it? </text:p>
      <text:p text:style-name="P1"/>
      <text:p text:style-name="P1">Unless we’re faced with one of those larger projects, say the Pavement Density Profiler</text:p>
      <text:p text:style-name="P1"/>
      <text:p text:style-name="P1">All the rebars inside of a highway, thousands of them, to pick by hand.</text:p>
      <text:p text:style-name="P1"/>
      <text:p text:style-name="P1"/>
      <text:p text:style-name="P1"/>
      <text:p text:style-name="P1">Why use machine learning then?</text:p>
      <text:p text:style-name="P1"/>
      <text:p text:style-name="P1">Machine learning has been here for a while now, but it’s growing to be ever and ever popular.</text:p>
      <text:p text:style-name="P1"/>
      <text:p text:style-name="P1">T</text:p>
      <text:p text:style-name="P1"/>
      <text:p text:style-name="P2">To put it simply:</text:p>
      <text:p text:style-name="P2"/>
      <text:p text:style-name="P2">It’s a curve</text:p>
      <text:p text:style-name="P2"/>
      <text:p text:style-name="P2">It has a few bands of positive and negatives, due to how the wave travels back</text:p>
      <text:p text:style-name="P2"/>
      <text:p text:style-name="P2">Boundary</text:p>
      <text:p text:style-name="P2"/>
      <text:p text:style-name="P2">Creates a model, fits a line</text:p>
      <text:p text:style-name="P2"/>
      <text:p text:style-name="P1"/>
      <text:p text:style-name="P1"/>
      <text:p text:style-name="P1"/>
      <text:p text:style-name="P1"/>
      <text:p text:style-name="P1">Now testing it out. </text:p>
      <text:p text:style-name="P1"/>
      <text:p text:style-name="P1">Camera:</text:p>
      <text:p text:style-name="P1"/>
      <text:p text:style-name="P1">How does it do?</text:p>
      <text:p text:style-name="P1">- 2 picture tests</text:p>
      <text:p text:style-name="P1">- putting in a sample input (video of collection), tracks the hyperbolas</text:p>
      <text:p text:style-name="P1">- adam’s face, X% hyperbola</text:p>
      <text:p text:style-name="P1"><text:soft-page-break/>- charles’ face Y% <text:span text:style-name="T1">hyperbola (the GPR is strong in this one)</text:span></text:p>
      <text:p text:style-name="P1"/>
      <text:p text:style-name="P1">- <text:span text:style-name="T1">video stream test? Webcam</text:span></text:p>
      <text:p text:style-name="P1"/>
      <text:p text:style-name="P1"/>
      <text:p text:style-name="P1"/>
      <text:p text:style-name="P1"/>
      <text:p text:style-name="P3">Thanks Sensoft for providing me this valuable opportunity</text:p>
      <text:p text:style-name="P3"/>
      <text:p text:style-name="P3"/>
      <text:p text:style-name="P3"/>
      <text:p text:style-name="P3">My co-op term ends next thursday</text:p>
      <text:p text:style-name="P3"/>
      <text:p text:style-name="P3">I really enjoyed my time here</text:p>
      <text:p text:style-name="P3">Really felt part of the fam</text:p>
      <text:p text:style-name="P3"/>
      <text:p text:style-name="P3">And couldn’t <text:span text:style-name="T2">have asked for a better learning environment</text:span></text:p>
      <text:p text:style-name="P3"/>
      <text:p text:style-name="P4">Dw, I contributed too and didn’t break too much.</text:p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03T14:18:38.363513474</meta:creation-date>
    <meta:generator>LibreOffice/6.0.3.2$Linux_X86_64 LibreOffice_project/00m0$Build-2</meta:generator>
    <dc:date>2018-08-03T20:47:55.779853029</dc:date>
    <meta:editing-duration>PT1H6M6S</meta:editing-duration>
    <meta:editing-cycles>4</meta:editing-cycles>
    <meta:document-statistic meta:table-count="0" meta:image-count="0" meta:object-count="0" meta:page-count="2" meta:paragraph-count="31" meta:word-count="218" meta:character-count="1201" meta:non-whitespace-character-count="1012"/>
  </office:meta>
</office:document-meta>
</file>